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9pt"/>
    </style:style>
    <style:style style:name="co2" style:family="table-column">
      <style:table-column-properties fo:break-before="auto" style:column-width="918.1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6.5pt"/>
    </style:style>
    <style:style style:name="co6" style:family="table-column">
      <style:table-column-properties fo:break-before="auto" style:column-width="11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487KIDA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/**************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@file <text:s text:c="4"/>M487KIDAE.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@version <text:s/>V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@Date <text:s text:c="4"/>2022/09/12-23:20:54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@brief <text:s text:c="3"/>NuMicro pin descriptions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SPDX-License-Identifier: Apache-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 Copyright (C) 2013-2022 Nuvoton Technology Corp. All rights reserv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**************************************************************************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U:M487KIDAE(LQFP12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urrent Multi Function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.1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.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.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.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.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.1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.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.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.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.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.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.1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.1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G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.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G.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.1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F.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F.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F.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F.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F.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F.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F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.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.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.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.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F.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.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.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.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.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.1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.1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.1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.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.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.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.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.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DO_CAP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.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.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.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.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.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.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I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.1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.1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RESE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F.0/ICE_DA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F.1/ICE_CLK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D.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D.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C.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C.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C.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C.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C.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C.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G.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G.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G.1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G.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G.1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G.1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G.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.1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.1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.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.1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.1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SUSB_VRE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SUSB_VDD3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SUSB_VBU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SUSB_D-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SUSB_VSS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SUSB_D+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SUSB_VDD12_CAP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SUSB_ID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.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.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.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.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.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.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.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.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.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.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.1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.1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D.1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DO_CAP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.1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.1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B.1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.1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VDD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REF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VSS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.1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B.1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B.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B.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.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.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.5/EADC0_CH5/ACMP1_N/EBI_ADR0/SD0_DAT3/EMAC_RMII_REFCLK/SPI1_MISO/I2C0_SCL/UART5_TXD/USCI1_CTL0/SC0_CLK/I2S0_BCLK/EPWM0_CH0/TM0/INT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.4/EADC0_CH4/ACMP1_P1/EBI_ADR1/SD0_DAT2/EMAC_RMII_RXD0/SPI1_MOSI/I2C0_SDA/UART5_RXD/USCI1_CTL1/SC0_DAT/I2S0_MCLK/EPWM0_CH1/TM1/INT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.3/EADC0_CH3/ACMP0_N/EBI_ADR2/SD0_DAT1/EMAC_RMII_RXD1/SPI1_CLK/UART1_TXD/UART5_nRTS/USCI1_DAT1/SC0_RST/I2S0_DI/EPWM0_CH2/TM2/INT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.2/EADC0_CH2/ACMP0_P1/OPA0_O/EBI_ADR3/SD0_DAT0/EMAC_RMII_CRSDV/SPI1_SS/UART1_RXD/UART5_nCTS/USCI1_DAT0/SC0_PWR/I2S0_DO/EPWM0_CH3/TM3/INT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.12/EBI_ADR4/UART0_TXD/I2C0_SCL/SPI3_MISO/SC0_nCD/ECAP1_IC2/EPWM1_CH0/ACMP0_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.11/EBI_ADR5/UART0_RXD/I2C0_SDA/SPI3_MOSI/ECAP1_IC1/EPWM1_CH1/ACMP1_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.10/EBI_ADR6/SPI3_CLK/UART3_TXD/CAN1_TXD/ECAP1_IC0/EPWM1_CH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.9/EBI_ADR7/SPI3_SS/UART3_RXD/CAN1_RXD/EPWM1_CH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.1/EADC0_CH1/OPA0_N/EBI_ADR8/SD0_CLK/EMAC_RMII_RXERR/SPI1_I2SMCLK/SPI3_I2SMCLK/UART2_TXD/USCI1_CLK/I2C1_SCL/I2S0_LRCK/EPWM0_CH4/EPWM1_CH4/EPWM0_BRAKE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.0/EADC0_CH0/OPA0_P/EBI_ADR9/SD0_CMD/UART2_RXD/SPI0_I2SMCLK/I2C1_SDA/EPWM0_CH5/EPWM1_CH5/EPWM0_BRAKE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.11/ACMP0_P0/EBI_nRD/SC2_PWR/SPI2_SS/SD1_DAT3/USCI0_CLK/I2C2_SCL/BPWM0_CH0/EPWM0_SYNC_OUT/TM0_EXT/DAC1_S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.10/ACMP1_P0/OPA1_O/EBI_nWR/SC2_RST/SPI2_CLK/SD1_DAT2/USCI0_DAT0/I2C2_SDA/BPWM0_CH1/QEI1_INDEX/ECAP0_IC0/TM1_EXT/DAC0_S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.9/OPA1_N/EBI_MCLK/SC2_DAT/SPI2_MISO/SD1_DAT1/USCI0_DAT1/UART1_TXD/BPWM0_CH2/QEI1_A/ECAP0_IC1/TM2_EX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.8/OPA1_P/EBI_ALE/SC2_CLK/SPI2_MOSI/SD1_DAT0/USCI0_CTL1/UART1_RXD/BPWM0_CH3/QEI1_B/ECAP0_IC2/TM3_EXT/INT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.13/EBI_ADR10/SC2_nCD/SPI2_I2SMCLK/CAN1_TXD/USCI0_CTL0/UART2_TXD/BPWM0_CH4/CLKO/EADC0_S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.12/OPA2_O/EBI_nCS0/CAN1_RXD/UART2_RXD/BPWM0_CH5/QEI0_INDEX/CLKO/EADC0_ST/INT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.11/OPA2_N/EBI_nCS1/UART1_TXD/CAN0_TXD/QEI0_A/INT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.10/OPA2_P/EBI_nCS2/UART1_RXD/CAN0_RXD/QEI0_B/INT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G.2/EBI_ADR11/SPI2_SS/I2C0_SMBAL/I2C1_SCL/TM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.3/EBI_ADR12/SPI2_CLK/I2C0_SMBSUS/I2C1_SDA/TM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G.4/EBI_ADR13/SPI2_MISO/TM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.11/EBI_ADR14/SPI2_MOSI/TAMPER5/TM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F.10/EBI_ADR15/SC0_nCD/I2S0_BCLK/SPI0_I2SMCLK/TAMPER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F.9/EBI_ADR16/SC0_PWR/I2S0_MCLK/SPI0_SS/TAMPER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F.8/EBI_ADR17/SC0_RST/I2S0_DI/SPI0_CLK/TAMPER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F.7/EBI_ADR18/SC0_DAT/I2S0_DO/SPI0_MISO/UART4_TXD/TAMPER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F.6/EBI_ADR19/SC0_CLK/I2S0_LRCK/SPI0_MOSI/UART4_RXD/EBI_nCS0/TAMPER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F.5/UART2_RXD/UART2_nCTS/BPWM0_CH4/EPWM0_SYNC_OUT/X32_IN/EADC0_ST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F.4/UART2_TXD/UART2_nRTS/BPWM0_CH5/X32_OUT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.4/EBI_ADR3/SPI1_MIS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.5/EBI_ADR2/SPI1_MOSI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.6/EBI_ADR1/SPI1_CL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.7/EBI_ADR0/SPI1_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F.3/EBI_nCS0/UART0_TXD/I2C0_SCL/XT1_IN/BPWM1_CH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.2/EBI_nCS1/UART0_RXD/I2C0_SDA/QSPI0_CLK/XT1_OUT/BPWM1_CH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.8/EBI_ADR10/EMAC_RMII_MDC/I2S0_BCLK/SPI2_CLK/USCI1_CTL1/UART2_TXD/EPWM0_CH0/EPWM0_BRAKE0/ECAP0_IC0/TRACE_DATA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.9/EBI_ADR11/EMAC_RMII_MDIO/I2S0_MCLK/SPI2_MISO/USCI1_CTL0/UART2_RXD/EPWM0_CH1/EPWM0_BRAKE1/ECAP0_IC1/TRACE_DATA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.10/EBI_ADR12/EMAC_RMII_TXD0/I2S0_DI/SPI2_MOSI/USCI1_DAT0/UART3_TXD/EPWM0_CH2/EPWM1_BRAKE0/ECAP0_IC2/TRACE_DATA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.11/EBI_ADR13/EMAC_RMII_TXD1/I2S0_DO/SPI2_SS/USCI1_DAT1/UART3_RXD/UART1_nCTS/EPWM0_CH3/EPWM1_BRAKE1/ECAP1_IC2/TRACE_DATA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.12/EBI_ADR14/EMAC_RMII_TXEN/I2S0_LRCK/SPI2_I2SMCLK/USCI1_CLK/UART1_nRTS/EPWM0_CH4/ECAP1_IC1/TRACE_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.13/EBI_ADR15/EMAC_PPS/I2C0_SCL/UART4_nRTS/UART1_TXD/EPWM0_CH5/EPWM1_CH0/BPWM1_CH5/ECAP1_IC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.8/EBI_ADR16/EMAC_RMII_REFCLK/I2C0_SDA/UART4_nCTS/UART1_RXD/EPWM1_CH1/BPWM1_CH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.7/EBI_AD9/EMAC_RMII_RXD0/SPI1_MISO/UART4_TXD/SC2_PWR/UART0_nCTS/I2C1_SMBAL/EPWM1_CH2/BPWM1_CH0/TM0/INT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.6/EBI_AD8/EMAC_RMII_RXD1/SPI1_MOSI/UART4_RXD/SC2_RST/UART0_nRTS/I2C1_SMBSUS/EPWM1_CH3/BPWM1_CH1/TM1/INT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.7/EBI_AD7/EMAC_RMII_CRSDV/SPI1_CLK/SC2_DAT/UART0_TXD/I2C1_SCL/EPWM1_CH4/BPWM1_CH2/ACMP0_WLAT/TM2/INT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.6/EBI_AD6/EMAC_RMII_RXERR/SPI1_SS/SD1_nCD/SC2_CLK/UART0_RXD/I2C1_SDA/EPWM1_CH5/BPWM1_CH3/ACMP1_WLAT/TM3/INT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DO_CAP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.5/SPIM_D2/QSPI0_MISO1/SPI1_I2SMCLK/SD1_CMD/SC2_nCD/UART0_nCTS/UART5_TXD/I2C0_SCL/CAN0_TXD/BPWM0_CH5/EPWM0_CH0/QEI0_INDEX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.4/SPIM_D3/QSPI0_MOSI1/SPI0_I2SMCLK/SD1_CLK/SC0_nCD/UART0_nRTS/UART5_RXD/I2C0_SDA/CAN0_RXD/BPWM0_CH4/EPWM0_CH1/QEI0_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.3/SPIM_SS/QSPI0_SS/SPI0_SS/SD1_DAT3/SC0_PWR/UART4_TXD/UART1_TXD/I2C1_SCL/BPWM0_CH3/EPWM0_CH2/QEI0_B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.2/SPIM_CLK/QSPI0_CLK/SPI0_CLK/SD1_DAT2/SC0_RST/UART4_RXD/UART1_RXD/I2C1_SDA/BPWM0_CH2/EPWM0_CH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.1/SPIM_MISO/QSPI0_MISO0/SPI0_MISO/SD1_DAT1/SC0_DAT/UART0_TXD/UART1_nCTS/I2C2_SCL/BPWM0_CH1/EPWM0_CH4/DAC1_S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.0/SPIM_MOSI/QSPI0_MOSI0/SPI0_MOSI/SD1_DAT0/SC0_CLK/UART0_RXD/UART1_nRTS/I2C2_SDA/BPWM0_CH0/EPWM0_CH5/DAC0_ST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IO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.14/EBI_AD8/UART2_TXD/CAN0_TXD/SD1_nC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.15/EBI_AD9/UART2_RXD/CAN0_RXD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RESET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F.0/UART1_TXD/I2C1_SCL/BPWM1_CH0/ICE_DAT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F.1/UART1_RXD/I2C1_SDA/BPWM1_CH1/ICE_CLK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D.9/EBI_AD7/I2C2_SCL/UART2_n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D.8/EBI_AD6/I2C2_SDA/UART2_nRTS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C.5/EBI_AD5/SPIM_D2/QSPI0_MISO1/UART2_TXD/I2C1_SCL/CAN0_TXD/UART4_TXD/EPWM1_CH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C.4/EBI_AD4/SPIM_D3/QSPI0_MOSI1/SC1_nCD/I2S0_BCLK/SPI1_I2SMCLK/UART2_RXD/I2C1_SDA/CAN0_RXD/UART4_RXD/EPWM1_CH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C.3/EBI_AD3/SPIM_SS/QSPI0_SS/SC1_PWR/I2S0_MCLK/SPI1_MISO/UART2_nRTS/I2C0_SMBAL/CAN1_TXD/UART3_TXD/EPWM1_CH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C.2/EBI_AD2/SPIM_CLK/QSPI0_CLK/SC1_RST/I2S0_DI/SPI1_MOSI/UART2_nCTS/I2C0_SMBSUS/CAN1_RXD/UART3_RXD/EPWM1_CH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C.1/EBI_AD1/SPIM_MISO/QSPI0_MISO0/SC1_DAT/I2S0_DO/SPI1_CLK/UART2_TXD/I2C0_SCL/EPWM1_CH4/ACMP0_O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C.0/EBI_AD0/SPIM_MOSI/QSPI0_MOSI0/SC1_CLK/I2S0_LRCK/SPI1_SS/UART2_RXD/I2C0_SDA/EPWM1_CH5/ACMP1_O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G.9/EBI_AD0/SD1_DAT3/SPIM_D2/BPWM0_CH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G.10/EBI_AD1/SD1_DAT2/SPIM_D3/BPWM0_CH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G.11/EBI_AD2/SD1_DAT1/SPIM_SS/BPWM0_CH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G.12/EBI_AD3/SD1_DAT0/SPIM_CLK/BPWM0_CH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G.13/EBI_AD4/SD1_CMD/SPIM_MISO/BPWM0_CH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G.14/EBI_AD5/SD1_CLK/SPIM_MOSI/BPWM0_CH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G.15/SD1_nCD/CLKO/EADC0_ST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.13/EBI_AD10/SD0_nCD/SPI0_I2SMCLK/SPI1_I2SMCLK/SC2_nCD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.12/I2S0_BCLK/UART4_TXD/I2C1_SCL/SPI2_SS/CAN0_TXD/SC2_PWR/BPWM1_CH2/QEI1_INDEX/USB_VBUS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.13/I2S0_MCLK/UART4_RXD/I2C1_SDA/SPI2_CLK/CAN0_RXD/SC2_RST/BPWM1_CH3/QEI1_A/USB_D-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.14/I2S0_DI/UART0_TXD/SPI2_MISO/I2C2_SCL/SC2_DAT/BPWM1_CH4/QEI1_B/USB_D+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.15/I2S0_DO/UART0_RXD/SPI2_MOSI/I2C2_SDA/SC2_CLK/BPWM1_CH5/EPWM0_SYNC_IN/USB_OTG_ID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SUSB_VRE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SUSB_VDD3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SUSB_VBU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SUSB_D-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SUSB_VSS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SUSB_D+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SUSB_VDD12_CAP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SUSB_ID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.7/SD0_CMD/SPIM_D2/UART5_TXD/CAN1_TXD/QEI1_INDEX/EPWM0_CH0/BPWM0_CH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.6/SD0_CLK/SPIM_D3/SPI3_I2SMCLK/SC0_nCD/USCI0_CTL0/UART5_RXD/CAN1_RXD/QEI1_A/EPWM0_CH1/BPWM0_CH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.5/EBI_nRD/SD0_DAT3/SPIM_SS/SPI3_SS/SC0_PWR/USCI0_CTL1/QEI1_B/EPWM0_CH2/BPWM0_CH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.4/EBI_nWR/SD0_DAT2/SPIM_CLK/SPI3_CLK/SC0_RST/USCI0_DAT1/QEI0_INDEX/EPWM0_CH3/BPWM0_CH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.3/EBI_MCLK/SD0_DAT1/SPIM_MISO/SPI3_MISO/SC0_DAT/USCI0_DAT0/QEI0_A/EPWM0_CH4/BPWM0_CH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.2/EBI_ALE/SD0_DAT0/SPIM_MOSI/SPI3_MOSI/SC0_CLK/USCI0_CLK/QEI0_B/EPWM0_CH5/BPWM0_CH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.1/EBI_AD10/QSPI0_MISO0/SC2_DAT/I2S0_BCLK/SPI1_MISO/UART3_TXD/I2C1_SCL/UART4_nCTS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.0/EBI_AD11/QSPI0_MOSI0/SC2_CLK/I2S0_MCLK/SPI1_MOSI/UART3_RXD/I2C1_SDA/UART4_nRT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.8/EBI_AD12/QSPI0_CLK/SC2_PWR/I2S0_DI/SPI1_CLK/UART3_nRTS/I2C1_SMBAL/I2C2_SCL/UART1_TXD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.9/EBI_AD13/QSPI0_SS/SC2_RST/I2S0_DO/SPI1_SS/UART3_nCTS/I2C1_SMBSUS/I2C2_SDA/UART1_RXD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.10/EBI_AD14/QSPI0_MISO1/SC2_nCD/I2S0_LRCK/SPI1_I2SMCLK/UART4_TXD/UART0_TXD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.11/EBI_AD15/QSPI0_MOSI1/UART4_RXD/UART0_RXD/EPWM0_CH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D.14/EBI_nCS0/SPI3_I2SMCLK/SC1_nCD/EPWM0_CH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SS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DO_CAP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.14/EBI_AD11/SC1_nCD/SPI0_I2SMCLK/USCI0_CTL0/QSPI0_CLK/EPWM0_SYNC_IN/TM1/USB_VBUS_ST/HSUSB_VBUS_ST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.15/EADC0_CH15/EBI_AD12/SC1_PWR/SPI0_SS/USCI0_CTL1/UART0_nCTS/UART3_TXD/I2C2_SMBAL/EPWM1_CH0/TM0_EXT/USB_VBUS_EN/HSUSB_VBUS_EN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B.14/EADC0_CH14/EBI_AD13/SC1_RST/SPI0_CLK/USCI0_DAT1/UART0_nRTS/UART3_RXD/I2C2_SMBSUS/EPWM1_CH1/TM1_EXT/CLKO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.13/EADC0_CH13/DAC1_OUT/ACMP0_P3/ACMP1_P3/EBI_AD14/SC1_DAT/SPI0_MISO/USCI0_DAT0/UART0_TXD/UART3_nRTS/I2C2_SCL/EPWM1_CH2/TM2_EXT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.12/EADC0_CH12/DAC0_OUT/ACMP0_P2/ACMP1_P2/EBI_AD15/SC1_CLK/SPI0_MOSI/USCI0_CLK/UART0_RXD/UART3_nCTS/I2C2_SDA/SD0_nCD/EPWM1_CH3/TM3_EXT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VDD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REF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VSS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.11/EADC0_CH11/EBI_ADR16/EMAC_RMII_MDC/UART0_nCTS/UART4_TXD/I2C1_SCL/CAN0_TXD/SPI0_I2SMCLK/BPWM1_CH0/SPI3_CLK/HSUSB_VBUS_ST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B.10/EADC0_CH10/EBI_ADR17/EMAC_RMII_MDIO/USCI1_CTL0/UART0_nRTS/UART4_RXD/I2C1_SDA/CAN0_RXD/BPWM1_CH1/SPI3_SS/HSUSB_VBUS_E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B.9/EADC0_CH9/EBI_ADR18/EMAC_RMII_TXD0/USCI1_CTL1/UART0_TXD/UART1_nCTS/I2C1_SMBAL/BPWM1_CH2/SPI3_MISO/INT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B.8/EADC0_CH8/EBI_ADR19/EMAC_RMII_TXD1/USCI1_CLK/UART0_RXD/UART1_nRTS/I2C1_SMBSUS/BPWM1_CH3/SPI3_MOSI/INT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.7/EADC0_CH7/EBI_nWRL/EMAC_RMII_TXEN/USCI1_DAT0/CAN1_TXD/UART1_TXD/SD1_CMD/EBI_nCS0/BPWM1_CH4/EPWM1_BRAKE0/EPWM1_CH4/INT5/USB_VBUS_ST/ACMP0_O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.6/EADC0_CH6/EBI_nWRH/EMAC_PPS/USCI1_DAT1/CAN1_RXD/UART1_RXD/SD1_CLK/EBI_nCS1/BPWM1_CH5/EPWM1_BRAKE1/EPWM1_CH5/INT4/USB_VBUS_EN/ACMP1_O</text:p>
          </table:table-cell>
          <table:table-cell/>
        </table:table-row>
        <table:table-row table:style-name="ro1">
          <table:table-cell office:value-type="string" calcext:value-type="string">
            <text:p>/*** (C) COPYRIGHT 2013-2022 Nuvoton Technology Corp. ***/</text:p>
          </table:table-cell>
          <table:table-cell table:number-columns-repeated="2"/>
        </table:table-row>
        <table:table-row table:style-name="ro1" table:number-rows-repeated="10483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5" table:default-cell-style-name="ce1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M487KIDAE(LQFP128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28_14x14mm_P0.4mm</text:p>
          </table:table-cell>
          <table:table-cell office:value-type="string" calcext:value-type="string">
            <text:p>M487KIDAE</text:p>
          </table:table-cell>
          <table:table-cell office:value-type="string" calcext:value-type="string">
            <text:p>https://www.nuvoton.com/products/microcontrollers/arm-cortex-m4-mcus/m487-ethernet-series/m487kidae/</text:p>
          </table:table-cell>
          <table:table-cell office:value-type="string" calcext:value-type="string">
            <text:p>NuMicro Cortex-M4F 192MHz, 512kB dualbank Flash, 160kB SRAM, Eth MAC/RMII, 2x SDHC, USB FS+HS OTG, EBI, 12b 5MSPS SAR ADC, 2x 12b DAC, QSPI/SPI, I2S, 2x CAN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.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B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B.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.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C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.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.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G.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.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G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F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F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F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F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F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F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F.5/X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F.4/X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.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F.3/XT1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F.2/XT1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DO_CAP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A.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.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.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.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A.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E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.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~{nRESET}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F.0/ICE_DA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F.1/ICE_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D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D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C.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C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C.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C.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C.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C.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G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G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G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G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G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G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G.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A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A.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SUSB_VRE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SUSB_VDD33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SUSB_VBU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SUSB_D-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SUSB_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SUSB_D+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SUSB_VDD12_CAP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SUSB_I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.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.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.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.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.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.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D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DO_CAP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C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B.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B.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.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.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.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B.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B.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B.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.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.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to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3T00:13:58.932331259</dc:date>
    <meta:editing-duration>PT19M24S</meta:editing-duration>
    <meta:editing-cycles>4</meta:editing-cycles>
    <meta:generator>LibreOffice/6.0.7.3$Linux_X86_64 LibreOffice_project/00m0$Build-3</meta:generator>
    <meta:document-statistic meta:table-count="2" meta:cell-count="1055" meta:object-count="0"/>
  </office:meta>
</office:document-meta>
</file>